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  <style:text-properties fo:color="#ffffff" fo:font-size="16pt" style:font-size-asian="16pt" style:font-size-complex="16pt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2.413cm" svg:x="3.094cm" svg:y="11.795cm">
          <text:p text:style-name="P1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2.413cm" svg:x="9.49cm" svg:y="11.795cm">
          <text:p text:style-name="P2"><text:span text:style-name="T2">Work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72cm" svg:height="2.413cm" svg:x="15.986cm" svg:y="11.768cm">
          <text:p text:style-name="P2"><text:span text:style-name="T2">Conver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72cm" svg:height="2.413cm" svg:x="15.986cm" svg:y="16.34cm">
          <text:p text:style-name="P3"><text:span text:style-name="T3">LibreOfficce/OpenOffice</text:span></text:p>
          <text:p text:style-name="P3"><text:span text:style-name="T3"><text:s/></text:span><text:span text:style-name="T3">servic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51cm" svg:height="0.635cm" svg:x="7.785cm" svg:y="12.0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651cm" svg:height="0.662cm" svg:x="14.235cm" svg:y="12.0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.905cm" svg:height="0.635cm" draw:transform="rotate (1.58824961931484) translate (18.09cm 16.21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4" draw:layer="layout" svg:width="1.551cm" svg:height="0.635cm" svg:x="7.758cm" svg:y="13.11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1.651cm" svg:height="0.635cm" svg:x="14.208cm" svg:y="13.19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651cm" svg:height="0.689cm" svg:x="1.354cm" svg:y="12.1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1.551cm" svg:height="0.635cm" svg:x="1.354cm" svg:y="13.19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layer="layout" svg:width="2.032cm" svg:height="0.962cm" svg:x="1.127cm" svg:y="11.16cm">
          <draw:text-box>
            <text:p>Input</text:p>
          </draw:text-box>
        </draw:frame>
        <draw:frame draw:style-name="gr9" draw:layer="layout" svg:width="2.54cm" svg:height="0.962cm" svg:x="0.927cm" svg:y="14.135cm">
          <draw:text-box>
            <text:p>Output</text:p>
          </draw:text-box>
        </draw:frame>
        <draw:frame draw:style-name="gr9" draw:text-style-name="P5" draw:layer="layout" svg:width="4.191cm" svg:height="0.758cm" draw:transform="rotate (-1.57865030842887) translate (10.173cm 11.647cm)">
          <draw:text-box>
            <text:p text:style-name="P5"><text:span text:style-name="T3">RESTful API</text:span></text:p>
          </draw:text-box>
        </draw:frame>
        <draw:frame draw:style-name="gr9" draw:text-style-name="P6" draw:layer="layout" svg:width="3.31cm" svg:height="0.806cm" svg:x="15.2cm" svg:y="14.77cm">
          <draw:text-box>
            <text:p text:style-name="P6">UNO librar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.N.T </meta:initial-creator>
    <meta:creation-date>2012-09-22T21:17:07</meta:creation-date>
    <dc:date>2012-09-22T21:36:52</dc:date>
    <dc:creator>N.N.T </dc:creator>
    <meta:editing-duration>PT4M</meta:editing-duration>
    <meta:editing-cycles>1</meta:editing-cycles>
    <meta:document-statistic meta:object-count="15"/>
    <meta:generator>LibreOffice/3.5$Linux_x86 LibreOffice_project/350m1$Build-2</meta:generator>
  </office:meta>
</office:document-meta>
</file>